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21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3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 Unicode MS" style:font-name-asian="Arial Unicode MS" style:font-name-complex="Arial Unicode M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440972222222222cm" style:use-optimal-column-width="true"/>
    </style:style>
    <style:style style:name="co2" style:family="table-column">
      <style:table-column-properties fo:break-before="auto" style:column-width="3.82763888888889cm" style:use-optimal-column-width="true"/>
    </style:style>
    <style:style style:name="co3" style:family="table-column">
      <style:table-column-properties fo:break-before="auto" style:column-width="10.2481944444444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82222222222222cm" style:use-optimal-column-width="true"/>
    </style:style>
    <style:style style:name="co6" style:family="table-column">
      <style:table-column-properties fo:break-before="auto" style:column-width="2.99861111111111cm" style:use-optimal-column-width="true"/>
    </style:style>
    <style:style style:name="co7" style:family="table-column">
      <style:table-column-properties fo:break-before="auto" style:column-width="2.41652777777778cm" style:use-optimal-column-width="true"/>
    </style:style>
    <style:style style:name="co8" style:family="table-column">
      <style:table-column-properties fo:break-before="auto" style:column-width="3.61597222222222cm" style:use-optimal-column-width="true"/>
    </style:style>
    <style:style style:name="co9" style:family="table-column">
      <style:table-column-properties fo:break-before="auto" style:column-width="3.40430555555556cm" style:use-optimal-column-width="true"/>
    </style:style>
    <style:style style:name="co10" style:family="table-column">
      <style:table-column-properties fo:break-before="auto" style:column-width="1.78152777777778cm" style:use-optimal-column-width="true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5.52097222222222cm" style:use-optimal-column-width="true"/>
    </style:style>
    <style:style style:name="co13" style:family="table-column">
      <style:table-column-properties fo:break-before="auto" style:column-width="16.5981944444444cm" style:use-optimal-column-width="true"/>
    </style:style>
    <style:style style:name="co14" style:family="table-column">
      <style:table-column-properties fo:break-before="auto" style:column-width="9.8425cm" style:use-optimal-column-width="true"/>
    </style:style>
    <style:style style:name="co15" style:family="table-column">
      <style:table-column-properties fo:break-before="auto" style:column-width="2.89277777777778cm" style:use-optimal-column-width="true"/>
    </style:style>
    <style:style style:name="co16" style:family="table-column">
      <style:table-column-properties fo:break-before="auto" style:column-width="3.15736111111111cm" style:use-optimal-column-width="true"/>
    </style:style>
    <style:style style:name="co17" style:family="table-column">
      <style:table-column-properties fo:break-before="auto" style:column-width="3.19263888888889cm" style:use-optimal-column-width="true"/>
    </style:style>
    <style:style style:name="co18" style:family="table-column">
      <style:table-column-properties fo:break-before="auto" style:column-width="4.70958333333333cm" style:use-optimal-column-width="true"/>
    </style:style>
    <style:style style:name="co19" style:family="table-column">
      <style:table-column-properties fo:break-before="auto" style:column-width="2.96333333333333cm" style:use-optimal-column-width="true"/>
    </style:style>
    <style:style style:name="co20" style:family="table-column">
      <style:table-column-properties fo:break-before="auto" style:column-width="3.59833333333333cm" style:use-optimal-column-width="true"/>
    </style:style>
    <style:style style:name="co21" style:family="table-column">
      <style:table-column-properties fo:break-before="auto" style:column-width="2.20486111111111cm" style:use-optimal-column-width="true"/>
    </style:style>
    <style:style style:name="co22" style:family="table-column">
      <style:table-column-properties fo:break-before="auto" style:column-width="2.43416666666667cm" style:use-optimal-column-width="true"/>
    </style:style>
    <style:style style:name="co23" style:family="table-column">
      <style:table-column-properties fo:break-before="auto" style:column-width="3.03388888888889cm" style:use-optimal-column-width="true"/>
    </style:style>
    <style:style style:name="co24" style:family="table-column">
      <style:table-column-properties fo:break-before="auto" style:column-width="3.43958333333333cm" style:use-optimal-column-width="true"/>
    </style:style>
    <style:style style:name="co25" style:family="table-column">
      <style:table-column-properties fo:break-before="auto" style:column-width="2.75166666666667cm" style:use-optimal-column-width="true"/>
    </style:style>
    <style:style style:name="co26" style:family="table-column">
      <style:table-column-properties fo:break-before="auto" style:column-width="15.0988888888889cm" style:use-optimal-column-width="true"/>
    </style:style>
    <style:style style:name="co27" style:family="table-column">
      <style:table-column-properties fo:break-before="auto" style:column-width="3.22791666666667cm" style:use-optimal-column-width="true"/>
    </style:style>
    <style:style style:name="co28" style:family="table-column">
      <style:table-column-properties fo:break-before="auto" style:column-width="4.85069444444444cm"/>
    </style:style>
    <style:style style:name="co29" style:family="table-column">
      <style:table-column-properties fo:break-before="auto" style:column-width="3.10444444444444cm" style:use-optimal-column-width="true"/>
    </style:style>
    <style:style style:name="co30" style:family="table-column">
      <style:table-column-properties fo:break-before="auto" style:column-width="1.94027777777778cm" style:use-optimal-column-width="true"/>
    </style:style>
    <style:style style:name="co31" style:family="table-column">
      <style:table-column-properties fo:break-before="auto" style:column-width="1.97555555555556cm" style:use-optimal-column-width="true"/>
    </style:style>
    <style:style style:name="co32" style:family="table-column">
      <style:table-column-properties fo:break-before="auto" style:column-width="7.07319444444444cm" style:use-optimal-column-width="true"/>
    </style:style>
    <style:style style:name="co33" style:family="table-column">
      <style:table-column-properties fo:break-before="auto" style:column-width="5.90902777777778cm" style:use-optimal-column-width="true"/>
    </style:style>
    <style:style style:name="co34" style:family="table-column">
      <style:table-column-properties fo:break-before="auto" style:column-width="5.37986111111111cm" style:use-optimal-column-width="true"/>
    </style:style>
    <style:style style:name="co35" style:family="table-column">
      <style:table-column-properties fo:break-before="auto" style:column-width="2.8575cm" style:use-optimal-column-width="true"/>
    </style:style>
    <style:style style:name="co36" style:family="table-column">
      <style:table-column-properties fo:break-before="auto" style:column-width="3.91583333333333cm" style:use-optimal-column-width="true"/>
    </style:style>
    <style:style style:name="co37" style:family="table-column">
      <style:table-column-properties fo:break-before="auto" style:column-width="2.55763888888889cm" style:use-optimal-column-width="true"/>
    </style:style>
    <style:style style:name="co38" style:family="table-column">
      <style:table-column-properties fo:break-before="auto" style:column-width="5.73263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data_validation.$A$2:.$A$10])" table:base-cell-address="stone_wall.B2">
          <table:help-message table:display="true"/>
          <table:error-message table:display="true"/>
        </table:content-validation>
        <table:content-validation table:name="val2" table:condition="of:cell-content-is-in-list([data_validation.$B$2:.$B$15])" table:base-cell-address="stone_wall.E2">
          <table:help-message table:display="true"/>
          <table:error-message table:display="true"/>
        </table:content-validation>
        <table:content-validation table:name="val3" table:condition="of:cell-content-is-in-list([data_validation.$C$2:.$C$15])" table:base-cell-address="stone_wall.G2">
          <table:help-message table:display="true"/>
          <table:error-message table:display="true"/>
        </table:content-validation>
        <table:content-validation table:name="val4" table:condition="of:cell-content-is-in-list([data_validation.$D$2:.$D$10])" table:base-cell-address="stone_wall.H2">
          <table:help-message table:display="true"/>
          <table:error-message table:display="true"/>
        </table:content-validation>
        <table:content-validation table:name="val5" table:condition="of:cell-content-is-in-list([data_validation.$E$2:.$E$6])" table:base-cell-address="stone_wall.I2">
          <table:help-message table:display="true"/>
          <table:error-message table:display="true"/>
        </table:content-validation>
        <table:content-validation table:name="val6" table:condition="of:cell-content-is-in-list([data_validation.$F$2:.$F$10])" table:base-cell-address="stone_wall.Q2">
          <table:help-message table:display="true"/>
          <table:error-message table:display="true"/>
        </table:content-validation>
        <table:content-validation table:name="val7" table:condition="of:cell-content-is-in-list([data_validation.$G$2:.$G$7])" table:base-cell-address="stone_wall.T2">
          <table:help-message table:display="true"/>
          <table:error-message table:display="true"/>
        </table:content-validation>
        <table:content-validation table:name="val8" table:condition="of:cell-content-is-in-list([data_validation.$H$2:.$H$10])" table:base-cell-address="stone_wall.U2">
          <table:help-message table:display="true"/>
          <table:error-message table:display="true"/>
        </table:content-validation>
        <table:content-validation table:name="val9" table:condition="of:cell-content-is-in-list([data_validation.$F$2:.$F$10])" table:base-cell-address="roof_wood_beam.Q2">
          <table:help-message table:display="true"/>
          <table:error-message table:display="true"/>
        </table:content-validation>
        <table:content-validation table:name="val10" table:condition="of:cell-content-is-in-list([data_validation.$E$2:.$E$6])" table:base-cell-address="roof_wood_beam.I2">
          <table:help-message table:display="true"/>
          <table:error-message table:display="true"/>
        </table:content-validation>
        <table:content-validation table:name="val11" table:condition="of:cell-content-is-in-list([data_validation.$D$2:.$D$10])" table:base-cell-address="roof_wood_beam.H2">
          <table:help-message table:display="true"/>
          <table:error-message table:display="true"/>
        </table:content-validation>
        <table:content-validation table:name="val12" table:condition="of:cell-content-is-in-list([data_validation.$C$2:.$C$15])" table:base-cell-address="roof_wood_beam.G2">
          <table:help-message table:display="true"/>
          <table:error-message table:display="true"/>
        </table:content-validation>
        <table:content-validation table:name="val13" table:condition="of:cell-content-is-in-list([data_validation.$B$2:.$B$15])" table:base-cell-address="roof_wood_beam.E2">
          <table:help-message table:display="true"/>
          <table:error-message table:display="true"/>
        </table:content-validation>
        <table:content-validation table:name="val14" table:condition="of:cell-content-is-in-list([data_validation.$A$2:.$A$10])" table:base-cell-address="roof_wood_beam.B2">
          <table:help-message table:display="true"/>
          <table:error-message table:display="true"/>
        </table:content-validation>
        <table:content-validation table:name="val15" table:condition="of:cell-content-is-in-list([data_validation.$H$2:.$H$10])" table:base-cell-address="roof_wood_beam.U2">
          <table:help-message table:display="true"/>
          <table:error-message table:display="true"/>
        </table:content-validation>
        <table:content-validation table:name="val16" table:condition="of:cell-content-is-in-list([data_validation.$G$2:.$G$7])" table:base-cell-address="roof_wood_beam.T2">
          <table:help-message table:display="true"/>
          <table:error-message table:display="true"/>
        </table:content-validation>
        <table:content-validation table:name="val17" table:condition="of:cell-content-is-in-list([data_validation.$F$2:.$F$10])" table:base-cell-address="strip_footing.Q2">
          <table:help-message table:display="true"/>
          <table:error-message table:display="true"/>
        </table:content-validation>
        <table:content-validation table:name="val18" table:condition="of:cell-content-is-in-list([data_validation.$H$2:.$H$10])" table:base-cell-address="strip_footing.U3">
          <table:help-message table:display="true"/>
          <table:error-message table:display="true"/>
        </table:content-validation>
        <table:content-validation table:name="val19" table:condition="of:cell-content-is-in-list([data_validation.$G$2:.$G$7])" table:base-cell-address="strip_footing.T3">
          <table:help-message table:display="true"/>
          <table:error-message table:display="true"/>
        </table:content-validation>
        <table:content-validation table:name="val20" table:condition="of:cell-content-is-in-list([data_validation.$E$2:.$E$6])" table:base-cell-address="strip_footing.I2">
          <table:help-message table:display="true"/>
          <table:error-message table:display="true"/>
        </table:content-validation>
        <table:content-validation table:name="val21" table:condition="of:cell-content-is-in-list([data_validation.$C$2:.$C$15])" table:base-cell-address="strip_footing.G2">
          <table:help-message table:display="true"/>
          <table:error-message table:display="true"/>
        </table:content-validation>
        <table:content-validation table:name="val22" table:condition="of:cell-content-is-in-list([data_validation.$B$2:.$B$15])" table:base-cell-address="strip_footing.E2">
          <table:help-message table:display="true"/>
          <table:error-message table:display="true"/>
        </table:content-validation>
        <table:content-validation table:name="val23" table:condition="of:cell-content-is-in-list([data_validation.$A$2:.$A$10])" table:base-cell-address="strip_footing.B2">
          <table:help-message table:display="true"/>
          <table:error-message table:display="true"/>
        </table:content-validation>
        <table:content-validation table:name="val24" table:condition="of:cell-content-is-in-list([data_validation.$D$2:.$D$10])" table:base-cell-address="strip_footing.H2">
          <table:help-message table:display="true"/>
          <table:error-message table:display="true"/>
        </table:content-validation>
        <table:content-validation table:name="val25" table:condition="of:cell-content-is-in-list([data_validation.$D$2:.$D$10])" table:base-cell-address="beam_shoe.H2">
          <table:help-message table:display="true"/>
          <table:error-message table:display="true"/>
        </table:content-validation>
        <table:content-validation table:name="val26" table:condition="of:cell-content-is-in-list([data_validation.$A$2:.$A$10])" table:base-cell-address="beam_shoe.B2">
          <table:help-message table:display="true"/>
          <table:error-message table:display="true"/>
        </table:content-validation>
        <table:content-validation table:name="val27" table:condition="of:cell-content-is-in-list([data_validation.$B$2:.$B$15])" table:base-cell-address="beam_shoe.E2">
          <table:help-message table:display="true"/>
          <table:error-message table:display="true"/>
        </table:content-validation>
        <table:content-validation table:name="val28" table:condition="of:cell-content-is-in-list([data_validation.$C$2:.$C$15])" table:base-cell-address="beam_shoe.G2">
          <table:help-message table:display="true"/>
          <table:error-message table:display="true"/>
        </table:content-validation>
        <table:content-validation table:name="val29" table:condition="of:cell-content-is-in-list([data_validation.$E$2:.$E$6])" table:base-cell-address="beam_shoe.I2">
          <table:help-message table:display="true"/>
          <table:error-message table:display="true"/>
        </table:content-validation>
        <table:content-validation table:name="val30" table:condition="of:cell-content-is-in-list([data_validation.$G$2:.$G$7])" table:base-cell-address="beam_shoe.T3">
          <table:help-message table:display="true"/>
          <table:error-message table:display="true"/>
        </table:content-validation>
        <table:content-validation table:name="val31" table:condition="of:cell-content-is-in-list([data_validation.$H$2:.$H$10])" table:base-cell-address="beam_shoe.U3">
          <table:help-message table:display="true"/>
          <table:error-message table:display="true"/>
        </table:content-validation>
        <table:content-validation table:name="val32" table:condition="of:cell-content-is-in-list([data_validation.$F$2:.$F$10])" table:base-cell-address="beam_shoe.Q2">
          <table:help-message table:display="true"/>
          <table:error-message table:display="true"/>
        </table:content-validation>
      </table:content-validations>
      <table:table table:name="descript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asset_type</text:p>
          </table:table-cell>
          <table:table-cell office:value-type="string" table:style-name="ce1">
            <text:p>Stone Wall, Roof Wood Beam, Strip Footing, Beam Sho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parameter_name_input</text:p>
          </table:table-cell>
          <table:table-cell office:value-type="string" table:style-name="ce1">
            <text:p>the human label typed from UFG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value_raw</text:p>
          </table:table-cell>
          <table:table-cell office:value-type="string" table:style-name="ce1">
            <text:p>as written (e.g., 55 MPa, ≤ 7.5%, 2 h, polish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operator</text:p>
          </table:table-cell>
          <table:table-cell office:value-type="string" table:style-name="ce1">
            <text:p>one of =, ≥, ≤, range, enu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</text:p>
          </table:table-cell>
          <table:table-cell office:value-type="string" table:style-name="ce1">
            <text:p>value_normalized</text:p>
          </table:table-cell>
          <table:table-cell office:value-type="string" table:style-name="ce1">
            <text:p>numeric or canonical form (e.g., 55, 7.5, 2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canonical unit (<text:span text:style-name="T2">MPa</text:span>,<text:s/><text:span text:style-name="T2">%</text:span>,<text:s/><text:span text:style-name="T2">h</text:span>,<text:s/><text:span text:style-name="T2">mm</text:span>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concerned_entity</text:p>
          </table:table-cell>
          <table:table-cell office:value-type="string" table:style-name="ce1">
            <text:p>controlled list: Instance | Type | Materi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fc_exists</text:p>
          </table:table-cell>
          <table:table-cell office:value-type="string" table:style-name="ce1">
            <text:p>TRUE/FALSE (from PSD lookup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</text:p>
          </table:table-cell>
          <table:table-cell office:value-type="string" table:style-name="ce1">
            <text:p>ifc_pset_name</text:p>
          </table:table-cell>
          <table:table-cell office:value-type="string" table:style-name="ce1">
            <text:p>e.g., Pset_WallCommon, Pset_MaterialConcrete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</text:p>
          </table:table-cell>
          <table:table-cell office:value-type="string" table:style-name="ce1">
            <text:p>ifc_property_name</text:p>
          </table:table-cell>
          <table:table-cell office:value-type="string" table:style-name="ce1">
            <text:p>e.g., FireRating, CompressiveStrength (blank if none)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</text:p>
          </table:table-cell>
          <table:table-cell office:value-type="string" table:style-name="ce1">
            <text:p>enriched_pset_name</text:p>
          </table:table-cell>
          <table:table-cell office:value-type="string" table:style-name="ce1">
            <text:p>if no IFC slot, e.g., Pset_MaterialStoneExtend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bsdd_property_uri</text:p>
          </table:table-cell>
          <table:table-cell office:value-type="string" table:style-name="ce1">
            <text:p>the semantic anch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bsdd_label</text:p>
          </table:table-cell>
          <table:table-cell office:value-type="string" table:style-name="ce1">
            <text:p>display label from bSDD (equivalent to ifc_property_name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bsdd_dictionary_code</text:p>
          </table:table-cell>
          <table:table-cell office:value-type="string" table:style-name="ce1">
            <text:p>e.g., bsDD-… (supports versioning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bsdd_version</text:p>
          </table:table-cell>
          <table:table-cell office:value-type="string" table:style-name="ce1">
            <text:p>dictionary version/dat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</text:p>
          </table:table-cell>
          <table:table-cell office:value-type="string" table:style-name="ce1">
            <text:p>source_doc</text:p>
          </table:table-cell>
          <table:table-cell office:value-type="string" table:style-name="ce1">
            <text:p>e.g., UFGS 04 20 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</text:p>
          </table:table-cell>
          <table:table-cell office:value-type="string" table:style-name="ce1">
            <text:p>source_clause</text:p>
          </table:table-cell>
          <table:table-cell office:value-type="string" table:style-name="ce1">
            <text:p>e.g.,<text:s/><text:span text:style-name="T2">§2.1.4</text:span><text:s/>or page/paragrap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value_standard</text:p>
          </table:table-cell>
          <table:table-cell office:value-type="string" table:style-name="ce1">
            <text:p>the standard which commends the value to comply wit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</text:p>
          </table:table-cell>
          <table:table-cell office:value-type="string" table:style-name="ce1">
            <text:p>mapping_confidence</text:p>
          </table:table-cell>
          <table:table-cell office:value-type="string" table:style-name="ce1">
            <text:p>0 - 1 (1.0 = High, 0.7 = Medium, 0.4 = Low) or Low/Med/High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</text:p>
          </table:table-cell>
          <table:table-cell office:value-type="string" table:style-name="ce1">
            <text:p>roundtrip_action</text:p>
          </table:table-cell>
          <table:table-cell office:value-type="string" table:style-name="ce1">
            <text:p>override IFC, Add to Enriched Pset, Ski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free text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data_validation" table:style-name="ta1"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6376" table:default-cell-style-name="ce1"/>
        <table:table-row table:style-name="ro1">
          <table:table-cell office:value-type="string" table:style-name="ce2">
            <text:p>asset_type</text:p>
          </table:table-cell>
          <table:table-cell office:value-type="string" table:style-name="ce2">
            <text:p>operator</text:p>
          </table:table-cell>
          <table:table-cell office:value-type="string" table:style-name="ce2">
            <text:p>unit</text:p>
          </table:table-cell>
          <table:table-cell office:value-type="string" table:style-name="ce2">
            <text:p>concerned_entity</text:p>
          </table:table-cell>
          <table:table-cell office:value-type="string" table:style-name="ce2">
            <text:p>ifc_exists</text:p>
          </table:table-cell>
          <table:table-cell office:value-type="string" table:style-name="ce2">
            <text:p>source_doc</text:p>
          </table:table-cell>
          <table:table-cell office:value-type="string" table:style-name="ce2">
            <text:p>mapping_confidence</text:p>
          </table:table-cell>
          <table:table-cell office:value-type="string" table:style-name="ce2">
            <text:p>roundtrip_action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1">
            <text:p>Stone Wall</text:p>
          </table:table-cell>
          <table:table-cell office:value-type="string" table:style-name="ce1">
            <text:p>=</text:p>
          </table:table-cell>
          <table:table-cell office:value-type="string" table:style-name="ce1">
            <text:p>MPa</text:p>
          </table:table-cell>
          <table:table-cell office:value-type="string" table:style-name="ce1">
            <text:p>Instanc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FGS 03 30 00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Override IFC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oof Wood Beam</text:p>
          </table:table-cell>
          <table:table-cell office:value-type="string" table:style-name="ce1">
            <text:p>≥</text:p>
          </table:table-cell>
          <table:table-cell office:value-type="string" table:style-name="ce1">
            <text:p>%</text:p>
          </table:table-cell>
          <table:table-cell office:value-type="string" table:style-name="ce1">
            <text:p>Typ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UFGS 04 20 00</text:p>
          </table:table-cell>
          <table:table-cell office:value-type="string" table:style-name="ce1">
            <text:p>Medium</text:p>
          </table:table-cell>
          <table:table-cell office:value-type="string" table:style-name="ce1">
            <text:p>Add to Enriched Ps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trip Footing</text:p>
          </table:table-cell>
          <table:table-cell office:value-type="string" table:style-name="ce1">
            <text:p>≤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aterial</text:p>
          </table:table-cell>
          <table:table-cell table:style-name="ce1"/>
          <table:table-cell office:value-type="string" table:style-name="ce1">
            <text:p>UFGS 05 50 13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Sk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Beam Shoe</text:p>
          </table:table-cell>
          <table:table-cell office:value-type="string" table:style-name="ce1">
            <text:p>range</text:p>
          </table:table-cell>
          <table:table-cell office:value-type="string" table:style-name="ce1">
            <text:p>mm</text:p>
          </table:table-cell>
          <table:table-cell table:number-columns-repeated="2" table:style-name="ce1"/>
          <table:table-cell office:value-type="string" table:style-name="ce1">
            <text:p>UFGS 06 10 00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enum</text:p>
          </table:table-cell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g/cm³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psi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in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w/cm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ksi</text:p>
          </table:table-cell>
          <table:table-cell table:number-columns-repeated="16381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one_wall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14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stone_001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absorption</text:p>
          </table:table-cell>
          <table:table-cell office:value-type="string" table:style-name="ce1">
            <text:p>≤ 7.5 %</text:p>
          </table:table-cell>
          <table:table-cell office:value-type="string" table:content-validation-name="val2" table:style-name="ce1">
            <text:p>≤</text:p>
          </table:table-cell>
          <table:table-cell office:value-type="float" office:value="7.5" table:style-name="ce5">
            <text:p>7.5</text:p>
          </table:table-cell>
          <table:table-cell office:value-type="string" table:content-validation-name="val3" table:style-name="ce1">
            <text:p>%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2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bulk specific gravity</text:p>
          </table:table-cell>
          <table:table-cell office:value-type="string" table:style-name="ce1">
            <text:p>≥ 2.16 g/cm³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2.16" table:style-name="ce5">
            <text:p>2.16</text:p>
          </table:table-cell>
          <table:table-cell office:value-type="string" table:content-validation-name="val3" table:style-name="ce1">
            <text:p>g/cm³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7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3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modulus of rupture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99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4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lexural strength</text:p>
          </table:table-cell>
          <table:table-cell office:value-type="string" table:style-name="ce1">
            <text:p>≥ 7 MPa</text:p>
          </table:table-cell>
          <table:table-cell office:value-type="string" table:content-validation-name="val2" table:style-name="ce1">
            <text:p>≥</text:p>
          </table:table-cell>
          <table:table-cell office:value-type="float" office:value="7" table:style-name="ce5">
            <text:p>7</text:p>
          </table:table-cell>
          <table:table-cell office:value-type="string" table:content-validation-name="val3" table:style-name="ce1">
            <text:p>MPa</text:p>
          </table:table-cell>
          <table:table-cell office:value-type="string" table:content-validation-name="val4" table:style-name="ce1">
            <text:p>Material</text:p>
          </table:table-cell>
          <table:table-cell office:value-type="boolean" office:boolean-value="true" table:content-validation-name="val5" table:style-name="ce1">
            <text:p>TRU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880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5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weathering classification</text:p>
          </table:table-cell>
          <table:table-cell office:value-type="string" table:style-name="ce1">
            <text:p>= suitable for exterior use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suitable for exterior use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568 / C61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6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resistance to freezing and thawing</text:p>
          </table:table-cell>
          <table:table-cell office:value-type="string" table:style-name="ce1">
            <text:p>= pass</text:p>
          </table:table-cell>
          <table:table-cell office:value-type="string" table:content-validation-name="val2" table:style-name="ce1">
            <text:p>=</text:p>
          </table:table-cell>
          <table:table-cell office:value-type="string" table:style-name="ce5">
            <text:p>pass</text:p>
          </table:table-cell>
          <table:table-cell table:content-validation-name="val3" table:style-name="ce1"/>
          <table:table-cell office:value-type="string" table:content-validation-name="val4" table:style-name="ce1">
            <text:p>Material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Stone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office:value-type="string" table:style-name="ce1">
            <text:p>ASTM C666</text:p>
          </table:table-cell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7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joint thickness</text:p>
          </table:table-cell>
          <table:table-cell office:value-type="string" table:style-name="ce1">
            <text:p>= 6–10 mm</text:p>
          </table:table-cell>
          <table:table-cell office:value-type="string" table:content-validation-name="val2" table:style-name="ce1">
            <text:p>range</text:p>
          </table:table-cell>
          <table:table-cell office:value-type="string" table:style-name="ce6">
            <text:p>6-10</text:p>
          </table:table-cell>
          <table:table-cell office:value-type="string" table:content-validation-name="val3" table:style-name="ce1">
            <text:p>mm</text:p>
          </table:table-cell>
          <table:table-cell office:value-type="string" table:content-validation-name="val4" table:style-name="ce1">
            <text:p>Type</text:p>
          </table:table-cell>
          <table:table-cell office:value-type="boolean" office:boolean-value="false" table:content-validation-name="val5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sonryWallExtended</text:p>
          </table:table-cell>
          <table:table-cell table:number-columns-repeated="4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3.3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stone_008</text:p>
          </table:table-cell>
          <table:table-cell office:value-type="string" table:content-validation-name="val1" table:style-name="ce1">
            <text:p>Stone Wall</text:p>
          </table:table-cell>
          <table:table-cell office:value-type="string" table:style-name="ce1">
            <text:p>finish</text:p>
          </table:table-cell>
          <table:table-cell office:value-type="string" table:style-name="ce1">
            <text:p>= smooth machine finish free of tool marks; 4-cut finish (treads); 6-cut finish or equivalent (other surfaces)</text:p>
          </table:table-cell>
          <table:table-cell office:value-type="string" table:content-validation-name="val2" table:style-name="ce1">
            <text:p>enum</text:p>
          </table:table-cell>
          <table:table-cell office:value-type="string" table:style-name="ce5">
            <text:p>{smooth machine, 4-cut, 6-cut, equivalent, free of tool marks}</text:p>
          </table:table-cell>
          <table:table-cell table:content-validation-name="val3" table:style-name="ce1"/>
          <table:table-cell office:value-type="string" table:content-validation-name="val4" table:style-name="ce1">
            <text:p>Type</text:p>
          </table:table-cell>
          <table:table-cell office:value-type="boolean" office:boolean-value="true" table:content-validation-name="val5" table:style-name="ce1">
            <text:p>TRUE</text:p>
          </table:table-cell>
          <table:table-cell office:value-type="string" table:style-name="ce1">
            <text:p>Pset_WallCommon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6" table:style-name="ce1">
            <text:p>UFGS 04 20 00</text:p>
          </table:table-cell>
          <table:table-cell office:value-type="string" table:style-name="ce1">
            <text:p>§2.2.5</text:p>
          </table:table-cell>
          <table:table-cell table:style-name="ce1"/>
          <table:table-cell table:content-validation-name="val7" table:style-name="ce1"/>
          <table:table-cell table:content-validation-name="val8" table:style-name="ce1"/>
          <table:table-cell table:number-columns-repeated="16363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roof_wood_beam" table:style-name="ta1"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27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_00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pecies</text:p>
          </table:table-cell>
          <table:table-cell office:value-type="string" table:style-name="ce1">
            <text:p>douglas fir-larch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douglas fir-larch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2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grade</text:p>
          </table:table-cell>
          <table:table-cell office:value-type="string" table:style-name="ce1">
            <text:p>No.1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No.1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3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moisture content</text:p>
          </table:table-cell>
          <table:table-cell office:value-type="string" table:style-name="ce1">
            <text:p>≤ 19%</text:p>
          </table:table-cell>
          <table:table-cell office:value-type="string" table:content-validation-name="val13" table:style-name="ce1">
            <text:p>≤</text:p>
          </table:table-cell>
          <table:table-cell office:value-type="float" office:value="19" table:style-name="ce5">
            <text:p>19</text:p>
          </table:table-cell>
          <table:table-cell office:value-type="string" table:content-validation-name="val12" table:style-name="ce1">
            <text:p>%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MoistureContent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4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fire retardant treatment</text:p>
          </table:table-cell>
          <table:table-cell office:value-type="string" table:style-name="ce1">
            <text:p>Pass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1">
            <text:p>Pass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STM E84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5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preservative treatment</text:p>
          </table:table-cell>
          <table:table-cell office:value-type="string" table:style-name="ce1">
            <text:p>CCA</text:p>
          </table:table-cell>
          <table:table-cell office:value-type="string" table:content-validation-name="val13" table:style-name="ce1">
            <text:p>=</text:p>
          </table:table-cell>
          <table:table-cell office:value-type="string" table:style-name="ce5">
            <text:p>CCA</text:p>
          </table:table-cell>
          <table:table-cell table:content-validation-name="val12" table:style-name="ce1"/>
          <table:table-cell office:value-type="string" table:content-validation-name="val11" table:style-name="ce1">
            <text:p>Material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Wood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2</text:p>
          </table:table-cell>
          <table:table-cell office:value-type="string" table:style-name="ce1">
            <text:p>AWPA U1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7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traightness tolerance</text:p>
          </table:table-cell>
          <table:table-cell office:value-type="string" table:style-name="ce1">
            <text:p>Lumber shall be free from bow, crook, twist, and cup in excess of grading rules.</text:p>
          </table:table-cell>
          <table:table-cell office:value-type="string" table:content-validation-name="val13" table:style-name="ce1">
            <text:p>enum</text:p>
          </table:table-cell>
          <table:table-cell office:value-type="string" table:style-name="ce6">
            <text:p>{"bow_mm_per_2.4m": 6, "crook_mm_per_2.4m": 6, "twist_mm_per_25mm_width_per_2.4m": 6}</text:p>
          </table:table-cell>
          <table:table-cell table:content-validation-name="val12" table:style-name="ce1"/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office:value-type="string" table:style-name="ce1">
            <text:p>WWPA / NLGA</text:p>
          </table:table-cell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8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bending strength</text:p>
          </table:table-cell>
          <table:table-cell office:value-type="string" table:style-name="ce1">
            <text:p>11.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1" table:style-name="ce5">
            <text:p>11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BendingStrength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09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elastic modulus</text:p>
          </table:table-cell>
          <table:table-cell office:value-type="string" table:style-name="ce1">
            <text:p>12,400 Mpa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12400" table:style-name="ce7">
            <text:p>12,400</text:p>
          </table:table-cell>
          <table:table-cell office:value-type="string" table:content-validation-name="val12" table:style-name="ce1">
            <text:p>MPa</text:p>
          </table:table-cell>
          <table:table-cell office:value-type="string" table:content-validation-name="val11" table:style-name="ce1">
            <text:p>Material</text:p>
          </table:table-cell>
          <table:table-cell office:value-type="boolean" office:boolean-value="true" table:content-validation-name="val10" table:style-name="ce1">
            <text:p>TRUE</text:p>
          </table:table-cell>
          <table:table-cell office:value-type="string" table:style-name="ce1">
            <text:p>Pset_MaterialWood</text:p>
          </table:table-cell>
          <table:table-cell office:value-type="string" table:style-name="ce1">
            <text:p>YoungModulus</text:p>
          </table:table-cell>
          <table:table-cell table:number-columns-repeated="5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2.1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0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bearing length</text:p>
          </table:table-cell>
          <table:table-cell office:value-type="string" table:style-name="ce1">
            <text:p>≥ 90 mm</text:p>
          </table:table-cell>
          <table:table-cell office:value-type="string" table:content-validation-name="val13" table:style-name="ce1">
            <text:p>≥</text:p>
          </table:table-cell>
          <table:table-cell office:value-type="float" office:value="90" table:style-name="ce5">
            <text:p>9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Common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_011</text:p>
          </table:table-cell>
          <table:table-cell office:value-type="string" table:content-validation-name="val14" table:style-name="ce1">
            <text:p>Roof Wood Beam</text:p>
          </table:table-cell>
          <table:table-cell office:value-type="string" table:style-name="ce1">
            <text:p>spacing (on center)</text:p>
          </table:table-cell>
          <table:table-cell office:value-type="string" table:style-name="ce1">
            <text:p>600 mm</text:p>
          </table:table-cell>
          <table:table-cell office:value-type="string" table:content-validation-name="val13" table:style-name="ce1">
            <text:p>=</text:p>
          </table:table-cell>
          <table:table-cell office:value-type="float" office:value="600" table:style-name="ce5">
            <text:p>600</text:p>
          </table:table-cell>
          <table:table-cell office:value-type="string" table:content-validation-name="val12" table:style-name="ce1">
            <text:p>mm</text:p>
          </table:table-cell>
          <table:table-cell office:value-type="string" table:content-validation-name="val11" table:style-name="ce1">
            <text:p>Type</text:p>
          </table:table-cell>
          <table:table-cell office:value-type="boolean" office:boolean-value="false" table:content-validation-name="val1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BeamSystemExtended</text:p>
          </table:table-cell>
          <table:table-cell table:number-columns-repeated="4" table:style-name="ce1"/>
          <table:table-cell office:value-type="string" table:content-validation-name="val9" table:style-name="ce1">
            <text:p>UFGS 06 10 00</text:p>
          </table:table-cell>
          <table:table-cell office:value-type="string" table:style-name="ce1">
            <text:p>§3</text:p>
          </table:table-cell>
          <table:table-cell table:style-name="ce1"/>
          <table:table-cell table:content-validation-name="val16" table:style-name="ce1"/>
          <table:table-cell table:content-validation-name="val15" table:style-name="ce1"/>
          <table:table-cell table:number-columns-repeated="16363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trip_footing" table:style-name="ta1">
        <table:table-column table:style-name="co31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footing_001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mpressive strength</text:p>
          </table:table-cell>
          <table:table-cell office:value-type="string" table:style-name="ce1">
            <text:p>28 MPa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8" table:style-name="ce5">
            <text:p>28</text:p>
          </table:table-cell>
          <table:table-cell office:value-type="string" table:content-validation-name="val21" table:style-name="ce1">
            <text:p>MPa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CompressiveStrength</text:p>
          </table:table-cell>
          <table:table-cell table:style-name="ce8"/>
          <table:table-cell table:number-columns-repeated="4" table:style-name="ce4"/>
          <table:table-cell office:value-type="string" table:content-validation-name="val17" table:style-name="ce1">
            <text:p>UFGS 03 30 01</text:p>
          </table:table-cell>
          <table:table-cell office:value-type="string" table:style-name="ce1">
            <text:p>§2.5.1, §3.14.3.4</text:p>
          </table:table-cell>
          <table:table-cell office:value-type="string" table:style-name="ce1">
            <text:p>ASTM C39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footing_002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lump</text:p>
          </table:table-cell>
          <table:table-cell office:value-type="string" table:style-name="ce1">
            <text:p>75 ± 25 mm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75 ± 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8">
            <text:p>Pset_ConcreteCommon</text:p>
          </table:table-cell>
          <table:table-cell office:value-type="string" table:style-name="ce8">
            <text:p>Slump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14.3.1</text:p>
          </table:table-cell>
          <table:table-cell office:value-type="string" table:style-name="ce1">
            <text:p>ASTM C14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3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water cement ratio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0.45" table:style-name="ce5">
            <text:p>0.45</text:p>
          </table:table-cell>
          <table:table-cell office:value-type="string" table:content-validation-name="val21" table:style-name="ce1">
            <text:p>w/c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5.2.6</text:p>
          </table:table-cell>
          <table:table-cell office:value-type="string" table:style-name="ce1">
            <text:p>ACI 211.1, ACI 211.2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4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nominal maximum aggregate size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≤</text:p>
          </table:table-cell>
          <table:table-cell office:value-type="float" office:value="25" table:style-name="ce5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Material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MaterialConcrete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3.3.1</text:p>
          </table:table-cell>
          <table:table-cell office:value-type="string" table:style-name="ce1">
            <text:p>ASTM C33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6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grade</text:p>
          </table:table-cell>
          <table:table-cell office:value-type="string" table:style-name="ce1">
            <text:p>grade 60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5">
            <text:p>grade 60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Grad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7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rebar coating</text:p>
          </table:table-cell>
          <table:table-cell office:value-type="string" table:style-name="ce1">
            <text:p>uncoated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6">
            <text:p>uncoated</text:p>
          </table:table-cell>
          <table:table-cell table:content-validation-name="val21" table:style-name="ce1"/>
          <table:table-cell office:value-type="string" table:content-validation-name="val24" table:style-name="ce1">
            <text:p>Material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ingBarCommon</text:p>
          </table:table-cell>
          <table:table-cell office:value-type="string" table:style-name="ce1">
            <text:p>CoatingType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2.6.1.1, §2.6.1.4</text:p>
          </table:table-cell>
          <table:table-cell office:value-type="string" table:style-name="ce1">
            <text:p>ASTM A615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8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concrete cover to rebar</text:p>
          </table:table-cell>
          <table:table-cell office:value-type="string" table:style-name="ce1">
            <text:p>≥ 75 mm</text:p>
          </table:table-cell>
          <table:table-cell office:value-type="string" table:content-validation-name="val22" table:style-name="ce1">
            <text:p>≥</text:p>
          </table:table-cell>
          <table:table-cell office:value-type="float" office:value="75" table:style-name="ce5">
            <text:p>7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ReinforcementBarCoverRequirements</text:p>
          </table:table-cell>
          <table:table-cell office:value-type="string" table:style-name="ce1">
            <text:p>ReinforcementCover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5.12</text:p>
          </table:table-cell>
          <table:table-cell office:value-type="string" table:style-name="ce1">
            <text:p>ACI 318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09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dimensional tolerances</text:p>
          </table:table-cell>
          <table:table-cell office:value-type="string" table:style-name="ce1">
            <text:p>25 mm</text:p>
          </table:table-cell>
          <table:table-cell office:value-type="string" table:content-validation-name="val22" table:style-name="ce1">
            <text:p>=</text:p>
          </table:table-cell>
          <table:table-cell office:value-type="float" office:value="25" table:style-name="ce7">
            <text:p>25</text:p>
          </table:table-cell>
          <table:table-cell office:value-type="string" table:content-validation-name="val21" table:style-name="ce1">
            <text:p>mm</text:p>
          </table:table-cell>
          <table:table-cell office:value-type="string" table:content-validation-name="val24" table:style-name="ce1">
            <text:p>Type</text:p>
          </table:table-cell>
          <table:table-cell office:value-type="boolean" office:boolean-value="false" table:content-validation-name="val20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FootingCommonExtended</text:p>
          </table:table-cell>
          <table:table-cell table:number-columns-repeated="4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3.8</text:p>
          </table:table-cell>
          <table:table-cell office:value-type="string" table:style-name="ce1">
            <text:p>ACI 117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footing_010</text:p>
          </table:table-cell>
          <table:table-cell office:value-type="string" table:content-validation-name="val23" table:style-name="ce1">
            <text:p>Strip Footing</text:p>
          </table:table-cell>
          <table:table-cell office:value-type="string" table:style-name="ce1">
            <text:p>surface finish</text:p>
          </table:table-cell>
          <table:table-cell office:value-type="string" table:style-name="ce1">
            <text:p>standard smooth finish</text:p>
          </table:table-cell>
          <table:table-cell office:value-type="string" table:content-validation-name="val22" table:style-name="ce1">
            <text:p>=</text:p>
          </table:table-cell>
          <table:table-cell office:value-type="string" table:style-name="ce1">
            <text:p>standard smooth finish</text:p>
          </table:table-cell>
          <table:table-cell table:content-validation-name="val21" table:style-name="ce1"/>
          <table:table-cell office:value-type="string" table:content-validation-name="val24" table:style-name="ce1">
            <text:p>Type</text:p>
          </table:table-cell>
          <table:table-cell office:value-type="boolean" office:boolean-value="true" table:content-validation-name="val20" table:style-name="ce1">
            <text:p>TRUE</text:p>
          </table:table-cell>
          <table:table-cell office:value-type="string" table:style-name="ce1">
            <text:p>Pset_ConcreteElementGeneral</text:p>
          </table:table-cell>
          <table:table-cell office:value-type="string" table:style-name="ce1">
            <text:p>Finish</text:p>
          </table:table-cell>
          <table:table-cell table:number-columns-repeated="5" table:style-name="ce1"/>
          <table:table-cell office:value-type="string" table:content-validation-name="val17" table:style-name="ce1">
            <text:p>UFGS 03 30 00</text:p>
          </table:table-cell>
          <table:table-cell office:value-type="string" table:style-name="ce1">
            <text:p>§3.9.3.3</text:p>
          </table:table-cell>
          <table:table-cell office:value-type="string" table:style-name="ce1">
            <text:p>ACI 301</text:p>
          </table:table-cell>
          <table:table-cell table:content-validation-name="val19" table:style-name="ce1"/>
          <table:table-cell table:content-validation-name="val18" table:style-name="ce1"/>
          <table:table-cell table:number-columns-repeated="16363" table:style-name="ce1"/>
        </table:table-row>
        <table:table-row table:style-name="ro1">
          <table:table-cell table:number-columns-repeated="16"/>
          <table:table-cell table:content-validation-name="val17" table:style-name="ce1"/>
          <table:table-cell table:number-columns-repeated="16367"/>
        </table:table-row>
        <table:table-row table:number-rows-repeated="1048565" table:style-name="ro1">
          <table:table-cell table:number-columns-repeated="16384"/>
        </table:table-row>
      </table:table>
      <table:table table:name="beam_shoe" table:style-name="ta1"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4" table:default-cell-style-name="ce1"/>
        <table:table-column table:style-name="co26" table:default-cell-style-name="ce1"/>
        <table:table-column table:style-name="co4" table:default-cell-style-name="ce1"/>
        <table:table-column table:style-name="co15" table:default-cell-style-name="ce1"/>
        <table:table-column table:style-name="co4" table:default-cell-style-name="ce1"/>
        <table:table-column table:style-name="co32" table:default-cell-style-name="ce1"/>
        <table:table-column table:style-name="co33" table:default-cell-style-name="ce1"/>
        <table:table-column table:style-name="co38" table:default-cell-style-name="ce1"/>
        <table:table-column table:style-name="co29" table:default-cell-style-name="ce1"/>
        <table:table-column table:style-name="co30" table:default-cell-style-name="ce1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35" table:default-cell-style-name="ce1"/>
        <table:table-column table:style-name="co36" table:default-cell-style-name="ce1"/>
        <table:table-column table:style-name="co24" table:default-cell-style-name="ce1"/>
        <table:table-column table:style-name="co25" table:default-cell-style-name="ce1"/>
        <table:table-column table:style-name="co4" table:number-columns-repeated="16363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asset_type</text:p>
          </table:table-cell>
          <table:table-cell office:value-type="string" table:style-name="ce2">
            <text:p>parameter_name_input</text:p>
          </table:table-cell>
          <table:table-cell office:value-type="string" table:style-name="ce2">
            <text:p>value_raw</text:p>
          </table:table-cell>
          <table:table-cell office:value-type="string" table:style-name="ce3">
            <text:p>operator</text:p>
          </table:table-cell>
          <table:table-cell office:value-type="string" table:style-name="ce2">
            <text:p>value_normalized</text:p>
          </table:table-cell>
          <table:table-cell office:value-type="string" table:style-name="ce3">
            <text:p>unit</text:p>
          </table:table-cell>
          <table:table-cell office:value-type="string" table:style-name="ce3">
            <text:p>concerned_entity</text:p>
          </table:table-cell>
          <table:table-cell office:value-type="string" table:style-name="ce3">
            <text:p>ifc_exists</text:p>
          </table:table-cell>
          <table:table-cell office:value-type="string" table:style-name="ce2">
            <text:p>ifc_pset_name</text:p>
          </table:table-cell>
          <table:table-cell office:value-type="string" table:style-name="ce2">
            <text:p>ifc_property_name</text:p>
          </table:table-cell>
          <table:table-cell office:value-type="string" table:style-name="ce2">
            <text:p>enriched_pset_name</text:p>
          </table:table-cell>
          <table:table-cell office:value-type="string" table:style-name="ce2">
            <text:p>bsdd_property_uri</text:p>
          </table:table-cell>
          <table:table-cell office:value-type="string" table:style-name="ce2">
            <text:p>bsdd_label</text:p>
          </table:table-cell>
          <table:table-cell office:value-type="string" table:style-name="ce2">
            <text:p>bsdd_dictionary_code</text:p>
          </table:table-cell>
          <table:table-cell office:value-type="string" table:style-name="ce2">
            <text:p>bsdd_version</text:p>
          </table:table-cell>
          <table:table-cell office:value-type="string" table:style-name="ce3">
            <text:p>source_doc</text:p>
          </table:table-cell>
          <table:table-cell office:value-type="string" table:style-name="ce2">
            <text:p>source_clause</text:p>
          </table:table-cell>
          <table:table-cell office:value-type="string" table:style-name="ce4">
            <text:p>value_standard</text:p>
          </table:table-cell>
          <table:table-cell office:value-type="string" table:style-name="ce3">
            <text:p>mapping_confidence</text:p>
          </table:table-cell>
          <table:table-cell office:value-type="string" table:style-name="ce3">
            <text:p>roundtrip_action</text:p>
          </table:table-cell>
          <table:table-cell office:value-type="string" table:style-name="ce2">
            <text:p>notes</text:p>
          </table:table-cell>
          <table:table-cell table:number-columns-repeated="16362" table:style-name="ce2"/>
        </table:table-row>
        <table:table-row table:style-name="ro1">
          <table:table-cell office:value-type="string" table:style-name="ce1">
            <text:p>beamshoe_001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base material</text:p>
          </table:table-cell>
          <table:table-cell office:value-type="string" table:style-name="ce1">
            <text:p>stainless steel bars and shapes Type 304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Type 304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true" table:content-validation-name="val29" table:style-name="ce1">
            <text:p>TRUE</text:p>
          </table:table-cell>
          <table:table-cell office:value-type="string" table:style-name="ce8">
            <text:p>Pset_MaterialSteel</text:p>
          </table:table-cell>
          <table:table-cell office:value-type="string" table:style-name="ce8">
            <text:p>MechanicalStrengthGrade</text:p>
          </table:table-cell>
          <table:table-cell table:style-name="ce8"/>
          <table:table-cell table:number-columns-repeated="4" table:style-name="ce4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1</text:p>
          </table:table-cell>
          <table:table-cell office:value-type="string" table:style-name="ce1">
            <text:p>ASTM A276/A276M</text:p>
          </table:table-cell>
          <table:table-cell table:number-columns-repeated="22" table:style-name="ce4"/>
          <table:table-cell table:number-columns-repeated="16343" table:style-name="ce2"/>
        </table:table-row>
        <table:table-row table:style-name="ro1">
          <table:table-cell office:value-type="string" table:style-name="ce1">
            <text:p>beamshoe_002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corrosion protection</text:p>
          </table:table-cell>
          <table:table-cell office:value-type="string" table:style-name="ce1">
            <text:p>hot-dip galvanize item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1">
            <text:p>Z275 (G90)</text:p>
          </table:table-cell>
          <table:table-cell table:content-validation-name="val28" table:style-name="ce1"/>
          <table:table-cell office:value-type="string" table:content-validation-name="val25" table:style-name="ce1">
            <text:p>Material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8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3.1</text:p>
          </table:table-cell>
          <table:table-cell office:value-type="string" table:style-name="ce1">
            <text:p>ASTM A123/A153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3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anchor bolts</text:p>
          </table:table-cell>
          <table:table-cell office:value-type="string" table:style-name="ce5">
            <text:p>anchor bolts</text:p>
          </table:table-cell>
          <table:table-cell office:value-type="string" table:content-validation-name="val27" table:style-name="ce1">
            <text:p>=</text:p>
          </table:table-cell>
          <table:table-cell office:value-type="float" office:value="55" table:style-name="ce5">
            <text:p>55</text:p>
          </table:table-cell>
          <table:table-cell office:value-type="string" table:content-validation-name="val28" table:style-name="ce1">
            <text:p>ksi</text:p>
          </table:table-cell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9">
            <text:p>Pset_FastenerAnchorBolt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2.2.8</text:p>
          </table:table-cell>
          <table:table-cell office:value-type="string" table:style-name="ce1">
            <text:p>ASTM F1554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office:value-type="string" table:style-name="ce1">
            <text:p>beamshoe_004</text:p>
          </table:table-cell>
          <table:table-cell office:value-type="string" table:content-validation-name="val26" table:style-name="ce1">
            <text:p>Beam Shoe</text:p>
          </table:table-cell>
          <table:table-cell office:value-type="string" table:style-name="ce1">
            <text:p>dissimilar metal protection</text:p>
          </table:table-cell>
          <table:table-cell office:value-type="string" table:style-name="ce1">
            <text:p>dissimilar metals</text:p>
          </table:table-cell>
          <table:table-cell office:value-type="string" table:content-validation-name="val27" table:style-name="ce1">
            <text:p>=</text:p>
          </table:table-cell>
          <table:table-cell office:value-type="string" table:style-name="ce5">
            <text:p>MPI 79</text:p>
          </table:table-cell>
          <table:table-cell table:content-validation-name="val28" table:style-name="ce1"/>
          <table:table-cell office:value-type="string" table:content-validation-name="val25" table:style-name="ce1">
            <text:p>Type</text:p>
          </table:table-cell>
          <table:table-cell office:value-type="boolean" office:boolean-value="false" table:content-validation-name="val29" table:style-name="ce1">
            <text:p>FALSE</text:p>
          </table:table-cell>
          <table:table-cell table:number-columns-repeated="2" table:style-name="ce1"/>
          <table:table-cell office:value-type="string" table:style-name="ce1">
            <text:p>Pset_CorrosionProtectionExtended</text:p>
          </table:table-cell>
          <table:table-cell table:number-columns-repeated="4" table:style-name="ce1"/>
          <table:table-cell office:value-type="string" table:content-validation-name="val32" table:style-name="ce1">
            <text:p>UFGS 05 50 13</text:p>
          </table:table-cell>
          <table:table-cell office:value-type="string" table:style-name="ce1">
            <text:p>§3.6</text:p>
          </table:table-cell>
          <table:table-cell office:value-type="string" table:style-name="ce1">
            <text:p>ASTM D1187</text:p>
          </table:table-cell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5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 table:style-name="ce1"/>
          <table:table-cell table:content-validation-name="val26" table:style-name="ce1"/>
          <table:table-cell table:number-columns-repeated="2" table:style-name="ce1"/>
          <table:table-cell table:content-validation-name="val27" table:style-name="ce1"/>
          <table:table-cell table:style-name="ce7"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 table:style-name="ce1"/>
          <table:table-cell table:content-validation-name="val32" table:style-name="ce1"/>
          <table:table-cell table:number-columns-repeated="2" table:style-name="ce1"/>
          <table:table-cell table:content-validation-name="val30" table:style-name="ce1"/>
          <table:table-cell table:content-validation-name="val31" table:style-name="ce1"/>
          <table:table-cell table:number-columns-repeated="16363" table:style-name="ce1"/>
        </table:table-row>
        <table:table-row table:style-name="ro1">
          <table:table-cell/>
          <table:table-cell table:content-validation-name="val26" table:style-name="ce1"/>
          <table:table-cell table:number-columns-repeated="2"/>
          <table:table-cell table:content-validation-name="val27" table:style-name="ce1"/>
          <table:table-cell/>
          <table:table-cell table:content-validation-name="val28" table:style-name="ce1"/>
          <table:table-cell table:content-validation-name="val25" table:style-name="ce1"/>
          <table:table-cell table:content-validation-name="val29" table:style-name="ce1"/>
          <table:table-cell table:number-columns-repeated="7"/>
          <table:table-cell table:content-validation-name="val32" table:style-name="ce1"/>
          <table:table-cell table:number-columns-repeated="2"/>
          <table:table-cell table:content-validation-name="val30" table:style-name="ce1"/>
          <table:table-cell table:content-validation-name="val31" table:style-name="ce1"/>
          <table:table-cell table:number-columns-repeated="16363"/>
        </table:table-row>
        <table:table-row table:style-name="ro1">
          <table:table-cell table:number-columns-repeated="16"/>
          <table:table-cell table:content-validation-name="val32" table:style-name="ce1"/>
          <table:table-cell table:number-columns-repeated="16367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21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enoit Loze</meta:initial-creator>
    <dc:creator>Benoit Loze</dc:creator>
    <meta:creation-date>2025-09-17T10:24:26Z</meta:creation-date>
    <dc:date>2025-09-25T05:10:56Z</dc:date>
  </office:meta>
</office:document-meta>
</file>